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1.016cm" svg:x="2.397cm" svg:y="1.381cm">
          <draw:text-box>
            <text:p text:style-name="P1">Result 2021-2023 Flow</text:p>
          </draw:text-box>
        </draw:frame>
        <draw:custom-shape draw:style-name="gr2" draw:text-style-name="P2" xml:id="id1" draw:id="id1" draw:layer="layout" svg:width="7.219cm" svg:height="1.651cm" draw:transform="skewX (0.0223402144255232) translate (1.799cm 3.921cm)">
          <text:p text:style-name="P1"><text:span text:style-name="T1">hpi10029_cervical_and_Cyto</text:span></text:p>
          <text:p text:style-name="P1"><text:span text:style-name="T1">_labresults_2021_to_2023.csv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2" xml:id="id2" draw:id="id2" draw:layer="layout" svg:width="5.715cm" svg:height="1.143cm" svg:x="1.889cm" svg:y="7.35cm">
          <text:p text:style-name="P1"><text:span text:style-name="T1">project_results_2021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143cm" svg:height="2.236cm" draw:transform="skewX (0.0312413936106926) rotate (0.0003490658503988) translate (11.748cm 3.844cm)">
          <text:p text:style-name="P1"><text:span text:style-name="T1">Remove unneeded columns;</text:span></text:p>
          <text:p text:style-name="P1"><text:span text:style-name="T1">Remove rows that cannot be used</text:span></text:p>
          <text:p text:style-name="P1"><text:span text:style-name="T1">(comments, clinical notes,</text:span></text:p>
          <text:p text:style-name="P1"><text:span text:style-name="T1">adequacy) </text:span></text:p>
          <draw:enhanced-geometry svg:viewBox="0 0 21600 21600" draw:glue-points="10800 0 0 10800 10800 21600 21600 10800 ?f40 ?f41" draw:text-areas="0 0 21600 21600" draw:type="rectangular-callout" draw:modifiers="-12072.65625 39675.6370138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draw:type="line" svg:x1="5.371cm" svg:y1="5.572cm" svg:x2="4.746cm" svg:y2="7.35cm" draw:start-shape="id1" draw:end-shape="id2" svg:d="M5371 5572l-625 1778">
          <text:p/>
        </draw:connector>
        <draw:custom-shape draw:style-name="gr2" draw:text-style-name="P2" xml:id="id3" draw:id="id3" draw:layer="layout" svg:width="7.219cm" svg:height="1.651cm" draw:transform="skewX (0.0223402144255232) translate (1.401cm 9.636cm)">
          <text:p text:style-name="P1"><text:span text:style-name="T1">results_2021.csv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2" xml:id="id4" draw:id="id4" draw:layer="layout" svg:width="5.715cm" svg:height="1.143cm" svg:x="1.889cm" svg:y="12.303cm">
          <text:p text:style-name="P1"><text:span text:style-name="T1">RBSQL:</text:span></text:p>
          <text:p text:style-name="P1"><text:span text:style-name="T1">select * order by a1, a3, 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143cm" svg:height="2.236cm" draw:transform="skewX (0.0312413936106926) rotate (0.0003490658503988) translate (11.61cm 8.749cm)">
          <text:p text:style-name="P1"><text:span text:style-name="T1">Sort by MRN, collection_date,</text:span></text:p>
          <text:p text:style-name="P1"><text:span text:style-name="T1">Encounter ID using a manual process. </text:span></text:p>
          <draw:enhanced-geometry svg:viewBox="0 0 21600 21600" draw:glue-points="10800 0 0 10800 10800 21600 21600 10800 ?f40 ?f41" draw:text-areas="0 0 21600 21600" draw:type="rectangular-callout" draw:modifiers="-12072.65625 39675.6370138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xml:id="id5" draw:id="id5" draw:layer="layout" svg:width="7.219cm" svg:height="1.651cm" draw:transform="skewX (0.0223402144255232) translate (1.418cm 14.716cm)">
          <text:p text:style-name="P1"><text:span text:style-name="T1">results_2021_sorted.csv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text-style-name="P1" draw:layer="layout" draw:type="line" svg:x1="4.746cm" svg:y1="8.493cm" svg:x2="5.01cm" svg:y2="9.636cm" draw:start-shape="id2" draw:end-shape="id3" draw:end-glue-point="0" svg:d="M4746 8493l264 1143">
          <text:p/>
        </draw:connector>
        <draw:connector draw:style-name="gr4" draw:text-style-name="P1" draw:layer="layout" draw:type="line" svg:x1="4.973cm" svg:y1="11.287cm" svg:x2="4.746cm" svg:y2="12.303cm" draw:start-shape="id3" draw:end-shape="id4" svg:d="M4973 11287l-227 1016">
          <text:p/>
        </draw:connector>
        <draw:connector draw:style-name="gr4" draw:text-style-name="P1" draw:layer="layout" draw:type="line" svg:x1="4.746cm" svg:y1="13.446cm" svg:x2="5.027cm" svg:y2="14.716cm" draw:start-shape="id4" draw:end-shape="id5" svg:d="M4746 13446l281 1270">
          <text:p/>
        </draw:connector>
        <draw:custom-shape draw:style-name="gr2" draw:text-style-name="P2" xml:id="id6" draw:id="id6" draw:layer="layout" svg:width="5.715cm" svg:height="1.143cm" svg:x="2.143cm" svg:y="17.637cm">
          <text:p text:style-name="P2"><text:span text:style-name="T1">summarize_result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" draw:id="id7" draw:layer="layout" svg:width="7.219cm" svg:height="1.651cm" draw:transform="skewX (0.0223402144255232) translate (1.528cm 19.796cm)">
          <text:p text:style-name="P2"><text:span text:style-name="T1">re</text:span><text:span text:style-name="T1">su</text:span><text:span text:style-name="T1">lts</text:span><text:span text:style-name="T1">_2</text:span><text:span text:style-name="T1">02</text:span><text:span text:style-name="T1">1_</text:span><text:span text:style-name="T1">co</text:span><text:span text:style-name="T1">lla</text:span><text:span text:style-name="T1">ps</text:span><text:span text:style-name="T1">ed</text:span><text:span text:style-name="T1">.c</text:span><text:span text:style-name="T1">sv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text-style-name="P1" draw:layer="layout" draw:type="line" svg:x1="4.99cm" svg:y1="16.367cm" svg:x2="5cm" svg:y2="17.637cm" draw:start-shape="id5" draw:end-shape="id6" draw:end-glue-point="0" svg:d="M4990 16367l10 1270">
          <text:p/>
        </draw:connector>
        <draw:connector draw:style-name="gr4" draw:text-style-name="P1" draw:layer="layout" draw:type="line" svg:x1="5cm" svg:y1="18.78cm" svg:x2="5.137cm" svg:y2="19.796cm" draw:start-shape="id6" draw:end-shape="id7" svg:d="M5000 18780l137 1016">
          <text:p/>
        </draw:connector>
        <draw:custom-shape draw:style-name="gr3" draw:text-style-name="P2" draw:layer="layout" svg:width="6.143cm" svg:height="2.236cm" draw:transform="skewX (0.0312413936106926) rotate (0.0003490658503988) translate (11.748cm 14.131cm)">
          <text:p text:style-name="P2"><text:span text:style-name="T1">Summarize multi-line results into</text:span></text:p>
          <text:p text:style-name="P2"><text:span text:style-name="T1">single line per result and add age</text:span></text:p>
          <text:p text:style-name="P2"><text:span text:style-name="T1"><text:s/></text:span><text:span text:style-name="T1">And dob</text:span></text:p>
          <draw:enhanced-geometry svg:viewBox="0 0 21600 21600" draw:glue-points="10800 0 0 10800 10800 21600 21600 10800 ?f40 ?f41" draw:text-areas="0 0 21600 21600" draw:type="rectangular-callout" draw:modifiers="-12072.65625 39675.6370138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Harper</meta:initial-creator>
    <meta:creation-date>2024-06-26T17:17:32.35</meta:creation-date>
    <dc:date>2024-06-28T16:42:37.20</dc:date>
    <dc:creator>Bill Harper</dc:creator>
    <meta:editing-duration>PT57M34S</meta:editing-duration>
    <meta:editing-cycles>11</meta:editing-cycles>
    <meta:generator>OpenOffice/4.1.13$Win32 OpenOffice.org_project/4113m1$Build-9810</meta:generator>
    <meta:document-statistic meta:object-count="17"/>
  </office:meta>
</office:document-meta>
</file>